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465a4" draw:textarea-horizontal-align="justify" draw:textarea-vertical-align="middle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text-shadow="1pt 1pt" fo:font-weight="bold" style:font-weight-asian="bold" style:font-weight-complex="bold"/>
    </style:style>
    <style:style style:name="P3" style:family="paragraph">
      <style:paragraph-properties fo:text-align="center"/>
      <style:text-properties fo:color="#ffffff" fo:font-weight="bold" style:font-weight-asian="bold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text-align="center"/>
      <style:text-properties fo:font-weight="normal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0.4cm" svg:height="7.4cm" svg:x="5.199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cm" svg:height="2.155cm" svg:x="6.299cm" svg:y="6.645cm">
          <text:p text:style-name="P1"><text:span text:style-name="T1">Acquéri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cm" svg:height="2.155cm" svg:x="12.899cm" svg:y="6.645cm">
          <text:p text:style-name="P1"><text:span text:style-name="T1">Trai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cm" svg:height="2.155cm" svg:x="19.599cm" svg:y="6.645cm">
          <text:p text:style-name="P1"><text:span text:style-name="T1">Communiqu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9cm" svg:height="3.1cm" svg:x="6.399cm" svg:y="9.5cm">
          <text:p text:style-name="P1"><text:span text:style-name="T2">Accéléromètres</text:span></text:p>
          <text:p text:style-name="P1"><text:span text:style-name="T2">Gyroscopes</text:span></text:p>
          <text:p text:style-name="P1"><text:span text:style-name="T2">Récepteur radio</text:span></text:p>
          <text:p text:style-name="P1"><text:span text:style-name="T2">Caméra</text:span></text:p>
          <text:p text:style-name="P1"><text:span text:style-name="T2">Potentiomètre de recopie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9cm" svg:height="3.1cm" svg:x="12.9cm" svg:y="9.53cm">
          <text:p text:style-name="P1"><text:span text:style-name="T3">Carte Arduino</text:span></text:p>
          <text:p text:style-name="P1"><text:span text:style-name="T3">Module Vidéo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9cm" svg:height="3.1cm" svg:x="19.601cm" svg:y="9.56cm">
          <text:p text:style-name="P1"><text:span text:style-name="T3">Antenne émission</text:span></text:p>
          <text:p text:style-name="P1"><text:span text:style-name="T3">Carte Arduino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svg:x1="11.299cm" svg:y1="7.722cm" svg:x2="12.899cm" svg:y2="7.722cm" draw:start-shape="id1" draw:start-glue-point="1" draw:end-shape="id2" draw:end-glue-point="3" svg:d="M11299 7722h1600" svg:viewBox="0 0 1601 1">
          <text:p/>
        </draw:connector>
        <draw:connector draw:style-name="gr4" draw:text-style-name="P1" draw:layer="layout" svg:x1="17.899cm" svg:y1="7.722cm" svg:x2="19.599cm" svg:y2="7.722cm" draw:start-shape="id2" draw:start-glue-point="1" draw:end-shape="id3" draw:end-glue-point="3" svg:d="M17899 7722h1700" svg:viewBox="0 0 1701 1">
          <text:p/>
        </draw:connector>
        <draw:custom-shape draw:style-name="gr1" draw:text-style-name="P1" xml:id="id8" draw:id="id8" draw:layer="layout" svg:width="30.6cm" svg:height="7.4cm" svg:x="5.199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5cm" svg:height="2.155cm" svg:x="6.299cm" svg:y="15.745cm">
          <text:p text:style-name="P1"><text:span text:style-name="T1">Alimen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5cm" svg:height="2.155cm" svg:x="12.899cm" svg:y="15.745cm">
          <text:p text:style-name="P1"><text:span text:style-name="T1">Distribu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5cm" svg:height="2.155cm" svg:x="19.599cm" svg:y="15.745cm">
          <text:p text:style-name="P1"><text:span text:style-name="T1">Converti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9cm" svg:height="3.1cm" svg:x="6.399cm" svg:y="18.6cm">
          <text:p text:style-name="P1"><text:span text:style-name="T3">Batterie LiPo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9cm" svg:height="3.1cm" svg:x="12.9cm" svg:y="18.63cm">
          <text:p text:style-name="P1"><text:span text:style-name="T3">Variateurs</text:span></text:p>
          <text:p text:style-name="P1"><text:span text:style-name="T3">Ponts en H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draw:layer="layout" svg:width="4.9cm" svg:height="3.1cm" svg:x="19.601cm" svg:y="18.66cm">
          <text:p text:style-name="P1"><text:span text:style-name="T3">Moteurs CC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4" draw:text-style-name="P1" draw:layer="layout" svg:x1="11.299cm" svg:y1="16.822cm" svg:x2="12.899cm" svg:y2="16.822cm" draw:start-shape="id4" draw:start-glue-point="1" draw:end-shape="id5" draw:end-glue-point="3" svg:d="M11299 16822h1600" svg:viewBox="0 0 1601 1">
          <text:p/>
        </draw:connector>
        <draw:connector draw:style-name="gr4" draw:text-style-name="P1" draw:layer="layout" svg:x1="17.899cm" svg:y1="16.822cm" svg:x2="19.599cm" svg:y2="16.822cm" draw:start-shape="id5" draw:start-glue-point="1" draw:end-shape="id6" draw:end-glue-point="3" svg:d="M17899 16822h1700" svg:viewBox="0 0 1701 1">
          <text:p/>
        </draw:connector>
        <draw:custom-shape draw:style-name="gr2" draw:text-style-name="P2" xml:id="id7" draw:id="id7" draw:layer="layout" svg:width="5cm" svg:height="2.155cm" svg:x="26.299cm" svg:y="15.745cm">
          <text:p text:style-name="P1"><text:span text:style-name="T1">Transmettr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4.599cm" svg:y1="16.822cm" svg:x2="26.299cm" svg:y2="16.822cm" draw:start-shape="id6" draw:start-glue-point="1" draw:end-shape="id7" draw:end-glue-point="3" svg:d="M24599 16822h1700" svg:viewBox="0 0 1701 1">
          <text:p/>
        </draw:connector>
        <draw:connector draw:style-name="gr4" draw:text-style-name="P1" draw:layer="layout" draw:line-skew="1.228cm 1.128cm" svg:x1="24.599cm" svg:y1="7.722cm" svg:x2="15.399cm" svg:y2="15.745cm" draw:start-shape="id3" draw:start-glue-point="1" draw:end-shape="id5" draw:end-glue-point="0" svg:d="M24599 7722h1729v5678h-10929v2345" svg:viewBox="0 0 10930 8024">
          <text:p/>
        </draw:connector>
        <draw:custom-shape draw:style-name="gr3" draw:text-style-name="P5" draw:layer="layout" svg:width="4.9cm" svg:height="3.1cm" svg:x="26.302cm" svg:y="18.69cm">
          <text:p text:style-name="P1"><text:span text:style-name="T3">Réducteur</text:span></text:p>
          <text:p text:style-name="P1"><text:span text:style-name="T3">Patte</text:span></text:p>
          <draw:enhanced-geometry svg:viewBox="0 0 21600 21600" draw:glue-points="10800 0 0 10800 10800 21600 21600 10800 ?f40 ?f41" draw:text-areas="0 0 21600 21600" draw:type="rectangular-callout" draw:modifiers="6756.33544174658 -5168.397291196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3.899cm" svg:y1="7.7cm" svg:x2="6.299cm" svg:y2="7.7cm">
          <text:p/>
        </draw:line>
        <draw:line draw:style-name="gr4" draw:text-style-name="P1" draw:layer="layout" svg:x1="24.599cm" svg:y1="7.1cm" svg:x2="26.999cm" svg:y2="7.1cm">
          <text:p/>
        </draw:line>
        <draw:custom-shape draw:style-name="gr1" draw:text-style-name="P1" draw:layer="layout" svg:width="1.9cm" svg:height="2.1cm" svg:x="32.999cm" svg:y="8.7cm">
          <text:p/>
          <draw:enhanced-geometry svg:viewBox="0 0 21600 21600" draw:text-areas="?f0 0 ?f2 ?f5" draw:type="down-arrow" draw:modifiers="13130.7587460245 5988.006312467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" draw:text-style-name="P1" draw:layer="layout" svg:x1="3.899cm" svg:y1="16.8cm" svg:x2="6.299cm" svg:y2="16.8cm">
          <text:p/>
        </draw:line>
        <draw:line draw:style-name="gr5" draw:text-style-name="P1" xml:id="id9" draw:id="id9" draw:layer="layout" svg:x1="29.099cm" svg:y1="6.5cm" svg:x2="29.099cm" svg:y2="7.8cm">
          <text:p/>
        </draw:line>
        <draw:connector draw:style-name="gr6" draw:text-style-name="P1" draw:layer="layout" draw:line-skew="2.95cm" svg:x1="20.499cm" svg:y1="14.5cm" svg:x2="29.099cm" svg:y2="7.8cm" draw:start-shape="id8" draw:start-glue-point="0" draw:end-shape="id9" draw:end-glue-point="2" svg:d="M20499 14500v-400h8600v-6300" svg:viewBox="0 0 8601 6701">
          <text:p/>
        </draw:connector>
        <draw:connector draw:style-name="gr4" draw:text-style-name="P1" draw:layer="layout" draw:line-skew="-1.099cm" svg:x1="29.099cm" svg:y1="6.5cm" svg:x2="8.799cm" svg:y2="6.645cm" draw:start-shape="id9" draw:start-glue-point="0" draw:end-shape="id1" draw:end-glue-point="0" svg:d="M29099 6500v-1600h-20300v1745" svg:viewBox="0 0 20301 1746">
          <text:p/>
        </draw:connector>
        <draw:custom-shape draw:style-name="gr2" draw:text-style-name="P2" xml:id="id10" draw:id="id10" draw:layer="layout" svg:width="3.1cm" svg:height="12cm" svg:x="32.399cm" svg:y="10.823cm">
          <text:p text:style-name="P1"><text:span text:style-name="T1">Explo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1.299cm" svg:y1="16.822cm" svg:x2="32.399cm" svg:y2="16.823cm" draw:start-shape="id7" draw:start-glue-point="1" draw:end-shape="id10" draw:end-glue-point="3" svg:d="M31299 16822h550v1h550" svg:viewBox="0 0 1101 2">
          <text:p/>
        </draw:connector>
        <draw:custom-shape draw:style-name="gr1" draw:text-style-name="P1" draw:layer="layout" svg:width="1.9cm" svg:height="2.1cm" svg:x="33cm" svg:y="22.801cm">
          <text:p/>
          <draw:enhanced-geometry svg:viewBox="0 0 21600 21600" draw:text-areas="?f0 0 ?f2 ?f5" draw:type="down-arrow" draw:modifiers="13130.7587460245 5988.00631246712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6.3cm" svg:height="2.7cm" svg:x="33.999cm" svg:y="6.4cm">
          <text:p text:style-name="P1"><text:span text:style-name="T1">Terrain inconn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58.181241072846 25918.40059237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3" draw:layer="layout" svg:width="6.3cm" svg:height="2.7cm" svg:x="34cm" svg:y="20.471cm">
          <text:p text:style-name="P1"><text:span text:style-name="T1">Terrain connu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58.181241072846 25918.40059237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5" draw:text-style-name="P6" draw:layer="layout" svg:x1="26.999cm" svg:y1="7.1cm" svg:x2="27.213cm" svg:y2="6.671cm">
            <text:p/>
          </draw:line>
          <draw:line draw:style-name="gr5" draw:text-style-name="P6" draw:layer="layout" svg:x1="27.285cm" svg:y1="6.886cm" svg:x2="27.499cm" svg:y2="6.457cm">
            <text:p/>
          </draw:line>
          <draw:line draw:style-name="gr5" draw:text-style-name="P6" draw:layer="layout" svg:x1="27.284cm" svg:y1="6.885cm" svg:x2="27.213cm" svg:y2="6.671cm">
            <text:p/>
          </draw:line>
        </draw:g>
        <draw:g>
          <draw:line draw:style-name="gr5" draw:text-style-name="P6" draw:layer="layout" svg:x1="26.399cm" svg:y1="12.4cm" svg:x2="26.613cm" svg:y2="11.971cm">
            <text:p/>
          </draw:line>
          <draw:line draw:style-name="gr5" draw:text-style-name="P6" draw:layer="layout" svg:x1="26.685cm" svg:y1="12.186cm" svg:x2="26.899cm" svg:y2="11.757cm">
            <text:p/>
          </draw:line>
          <draw:line draw:style-name="gr5" draw:text-style-name="P6" draw:layer="layout" svg:x1="26.684cm" svg:y1="12.185cm" svg:x2="26.613cm" svg:y2="11.971cm">
            <text:p/>
          </draw:line>
        </draw:g>
        <draw:frame draw:style-name="gr8" draw:text-style-name="P7" draw:layer="layout" svg:width="1.797cm" svg:height="1.199cm" svg:x="27.399cm" svg:y="6cm">
          <draw:text-box>
            <text:p><text:span text:style-name="T2">Signal </text:span></text:p>
            <text:p><text:span text:style-name="T2">vidéo</text:span></text:p>
          </draw:text-box>
        </draw:frame>
        <draw:frame draw:style-name="gr8" draw:text-style-name="P7" draw:layer="layout" svg:width="1.679cm" svg:height="1.199cm" svg:x="26.72cm" svg:y="11.4cm">
          <draw:text-box>
            <text:p><text:span text:style-name="T2">Signal</text:span></text:p>
            <text:p><text:span text:style-name="T2">PWM</text:span></text:p>
          </draw:text-box>
        </draw:frame>
        <draw:g>
          <draw:line draw:style-name="gr5" draw:text-style-name="P6" draw:layer="layout" svg:x1="4.299cm" svg:y1="7.7cm" svg:x2="4.513cm" svg:y2="7.271cm">
            <text:p/>
          </draw:line>
          <draw:line draw:style-name="gr5" draw:text-style-name="P6" draw:layer="layout" svg:x1="4.585cm" svg:y1="7.486cm" svg:x2="4.799cm" svg:y2="7.057cm">
            <text:p/>
          </draw:line>
          <draw:line draw:style-name="gr5" draw:text-style-name="P6" draw:layer="layout" svg:x1="4.584cm" svg:y1="7.485cm" svg:x2="4.513cm" svg:y2="7.271cm">
            <text:p/>
          </draw:line>
        </draw:g>
        <draw:frame draw:style-name="gr8" draw:text-style-name="P7" draw:layer="layout" svg:width="1.797cm" svg:height="1.199cm" svg:x="3.702cm" svg:y="6.001cm">
          <draw:text-box>
            <text:p><text:span text:style-name="T2">Signal </text:span></text:p>
            <text:p><text:span text:style-name="T2">wifi</text:span></text:p>
          </draw:text-box>
        </draw:frame>
        <draw:frame draw:style-name="gr8" draw:layer="layout" svg:width="12.275cm" svg:height="0.962cm" svg:x="-5.4cm" svg:y="-4.2cm">
          <draw:text-box>
            <text:p>https://www.sparkfun.com/products/1059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4:25:22.944000000</meta:creation-date>
    <dc:date>2015-01-20T16:15:55.059000000</dc:date>
    <meta:editing-duration>PT1H18M56S</meta:editing-duration>
    <meta:editing-cycles>5</meta:editing-cycles>
    <meta:generator>LibreOffice/4.2.5.2$Windows_x86 LibreOffice_project/61cb170a04bb1f12e77c884eab9192be736ec5f5</meta:generator>
    <meta:document-statistic meta:object-count="50"/>
  </office:meta>
</office:document-meta>
</file>